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243cm" fo:min-width="15.248cm"/>
    </style:style>
    <style:style style:name="gr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4.326cm"/>
    </style:style>
    <style:style style:name="gr3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2.417cm" fo:min-width="7.1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5.088cm"/>
    </style:style>
    <style:style style:name="gr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85cm"/>
    </style:style>
    <style:style style:name="gr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3.433cm" fo:min-width="7.501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385cm" fo:min-width="5.08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147cm" fo:min-width="3.9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48cm" svg:height="7.493cm" svg:x="10.271cm" svg:y="8.7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1.778cm" svg:x="11.795cm" svg:y="18.78cm">
          <text:p text:style-name="P2">Parameter fisik</text:p>
          <text:p text:style-name="P2"><text:s/>Jembatan dari </text:p>
          <text:p text:style-name="P2">penggun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2cm" svg:height="2.667cm" svg:x="21.066cm" svg:y="18.526cm">
          <text:p text:style-name="P2">Permintaan data dari pengguna:</text:p>
          <text:p text:style-name="P2">Tingkat kesehatan jembatan</text:p>
          <text:p text:style-name="P2">,Mode shape jembatan</text:p>
          <text:p text:style-name="P2">,Kapasitas jembata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5.588cm" svg:height="1.524cm" svg:x="15.632cm" svg:y="9.636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588cm" svg:height="1.524cm" svg:x="15.605cm" svg:y="13.065cm">
          <text:p text:style-name="P2">Web Framework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6.35cm" svg:height="1.778cm" svg:x="2.84cm" svg:y="12.927cm">
          <text:p text:style-name="P2">Parameter fisik</text:p>
          <text:p text:style-name="P2">Jembatan ke</text:p>
          <text:p text:style-name="P2">Sink node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8.001cm" svg:height="3.683cm" svg:x="27.67cm" svg:y="11.922cm">
          <text:p text:style-name="P2">Ke pengguna:</text:p>
          <text:p text:style-name="P2">Tingkat kesehatan jembatan</text:p>
          <text:p text:style-name="P2">,Mode shape jembatan</text:p>
          <text:p text:style-name="P2">,Kapasitas jembatan</text:p>
          <text:p text:style-name="P2"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1.193cm" svg:y1="13.827cm" svg:x2="27.67cm" svg:y2="13.763cm" draw:start-shape="id1" draw:start-glue-point="1" draw:end-shape="id2" svg:d="M21193 13827l6477-64" svg:viewBox="0 0 6478 65">
          <text:p/>
        </draw:connector>
        <draw:custom-shape draw:style-name="gr6" draw:text-style-name="P1" xml:id="id3" draw:id="id3" draw:layer="layout" svg:width="8.001cm" svg:height="3.683cm" svg:x="1.381cm" svg:y="8.555cm">
          <text:p text:style-name="P2">Dari Sink node:</text:p>
          <text:p text:style-name="P2">Tingkat kesehatan jembatan</text:p>
          <text:p text:style-name="P2">,Mode shape jembatan</text:p>
          <text:p text:style-name="P2">,Kapasitas jembatan</text:p>
          <text:p text:style-name="P2"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967cm" svg:y1="19.669cm" svg:x2="16.967cm" svg:y2="14.589cm">
          <text:p/>
        </draw:line>
        <draw:line draw:style-name="gr7" draw:text-style-name="P3" draw:layer="layout" svg:x1="19.767cm" svg:y1="19.67cm" svg:x2="19.767cm" svg:y2="14.59cm">
          <text:p/>
        </draw:line>
        <draw:custom-shape draw:style-name="gr8" draw:text-style-name="P1" xml:id="id5" draw:id="id5" draw:layer="layout" svg:width="5.588cm" svg:height="0.635cm" svg:x="15.605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9.382cm" svg:y1="10.396cm" svg:x2="15.632cm" svg:y2="10.398cm" draw:start-shape="id3" draw:start-glue-point="1" draw:end-shape="id4" draw:end-glue-point="3" svg:d="M9382 10396h3124v2h3126" svg:viewBox="0 0 6251 3">
          <text:p/>
        </draw:connector>
        <draw:custom-shape draw:style-name="gr8" draw:text-style-name="P1" draw:layer="layout" svg:width="5.588cm" svg:height="0.635cm" svg:x="15.605cm" svg:y="13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18.426cm" svg:y1="11.16cm" svg:x2="18.399cm" svg:y2="13.065cm" draw:start-shape="id4" draw:start-glue-point="2" draw:end-shape="id5" draw:end-glue-point="0" svg:d="M18426 11160l-27 1905" svg:viewBox="0 0 28 1906">
          <text:p/>
        </draw:connector>
        <draw:connector draw:style-name="gr7" draw:text-style-name="P3" draw:layer="layout" svg:x1="15.605cm" svg:y1="13.827cm" svg:x2="9.19cm" svg:y2="13.816cm" draw:start-shape="id1" draw:end-shape="id6" draw:end-glue-point="1" svg:d="M15605 13827h-3208v-11h-3207" svg:viewBox="0 0 6416 12">
          <text:p/>
        </draw:connector>
        <draw:custom-shape draw:style-name="gr10" draw:text-style-name="P1" draw:layer="layout" svg:width="4.445cm" svg:height="1.397cm" svg:x="18.78cm" svg:y="11.541cm">
          <text:p text:style-name="P2">Data jembata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20:05:33.045000000</meta:creation-date>
    <dc:date>2020-01-19T00:28:24.555394484</dc:date>
    <meta:editing-duration>PT1H7M33S</meta:editing-duration>
    <meta:editing-cycles>8</meta:editing-cycles>
    <meta:generator>LibreOffice/6.0.7.3$Linux_X86_64 LibreOffice_project/00m0$Build-3</meta:generator>
    <meta:document-statistic meta:object-count="17"/>
  </office:meta>
</office:document-meta>
</file>